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" svg:font-family="Pyidaungsu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Pyidaungsu" fo:font-size="13pt" officeooo:rsid="000cbb59" officeooo:paragraph-rsid="000cbb59" style:font-size-asian="11.3500003814697pt" style:font-name-complex="Pyidaungsu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Pyidaungsu" fo:font-size="13pt" fo:font-weight="bold" officeooo:rsid="000cbb59" officeooo:paragraph-rsid="000cbb59" style:font-size-asian="11.3500003814697pt" style:font-weight-asian="bold" style:font-name-complex="Pyidaungsu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လုပ်ငန်းသုံးမြန်မာစာဟူသည်အဘယ်နည်း။</text:p>
      <text:p text:style-name="P1"><text:tab/>လုပ်ငန်းသုံးမြန်မာစာဟူသည်မှာ ပြည်ထောင်စုမြန်မာနိုင်ငံအတွင်းရှိ အစိုးရအဖွဲ့အစည်းများနှင့် အစိုးရအဖွဲ့အစည်းမဟုတ်သော <text:s/>အဖွဲ့အစည်းများ၏ လုပ်ငန်းဆိုင်ရာအတွက် အသုံးပြုသော မြန်မာစာအရေးအသားကိုဆိုလိုပါသည်။ မြန်မာနိုင်ငံတွင် မြန်မာစာသည် ကျောင်းသုံး၊ ရုံးသုံး၊ လုပ်ငန်းသုံး၊ စာအရးအသားဖြစ်သည်။ လုပ်ငန်းသုံးမြန်မာစာသည် အသုံးချမြန်မာစာဖြစ်သောကြောင့် ထိမိသောစကားလုံးအသုံးအနှုန်းများကို ရွေးချယ်သုံးစွဲတက်ရန်၊ ဆိုလိုရင်းအချက်ကို ပေါ်လွင်ထင်ရှားအောင်ဖော်ပြတက်ရန်၊ စာအရေးအသား ကျစ်လျစ်မှန်ကန်စွာရေးသားတက်ရန် အထူးလိုအပ်ပါသည်။</text:p>
      <text:p text:style-name="P1"><text:tab/>စာလက်ခံဖတ်ရှုသူအဖို့ အလွယ်တကူရှင်းလင်းလင်း နားလည်သဘောပေါက်မှသာ လုပ်ငန်းများ မြန်မြန်ဆန်ဆန်ထိထိ ရောက်ရောက်ပြီးမြောက်မည်ဖြစ်သည်။ ထို့ကြောင့် လုပ်ငန်းခွင်အတွင်း စာရေးသားရာတွင် အဓိပ္ပာယ်ပေါ်လွင်သော စကားလုံးများကို ရွေးသုံးရမည်။ သတ်ပုံသတ်ညွှန်းမှန်ကန်မှုရှိရပါမည်။ သဒ္ဒါအသုံးအနှုန်းမှန်ကန်မှုရှိရပါမည်။ ဝါကျဖွဲ့ရာတွင်မှန်ကန်ရပါမည်။ ဝါကျများကို တိတိုရှင်းရှင်းတည်ဆောက်ရပါမည်။ </text:p>
      <text:p text:style-name="P1"><text:tab/>လုပ်ငန်းသုံးစာပုံစံနှင့်အညီ စနစ်တကျရေးသားတက်ရပါမည်။ အချက်အလက်များ အစီအစဉ်ကျရပါမည်။ အဆက်အစပ်ရှိရပါမည်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" svg:font-family="Pyidaungs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6:38:15.326985091</meta:creation-date>
    <dc:date>2023-03-08T16:45:59.222657856</dc:date>
    <meta:editing-duration>PT7M57S</meta:editing-duration>
    <meta:editing-cycles>1</meta:editing-cycles>
    <meta:document-statistic meta:table-count="0" meta:image-count="0" meta:object-count="0" meta:page-count="1" meta:paragraph-count="4" meta:word-count="46" meta:character-count="654" meta:non-whitespace-character-count="607"/>
    <meta:generator>LibreOffice/7.3.7.2$Linux_X86_64 LibreOffice_project/30$Build-2</meta:generator>
  </office:meta>
</office:document-meta>
</file>